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ENHARIA DE REQUISITOS E A RESTRIÇÃO TRIPLA</text:p>
      <text:p text:style-name="Standard"/>
      <text:p text:style-name="Standard"><text:tab/>Em Didier (2003) observa-se que um dos objetivos do Fluxo de Requisitos do RUP é fornecer uma base para estimação do custo e tempo para desenvolvimento do sistema. <text:s/></text:p>
      <text:p text:style-name="Standard"><text:tab/>Procura-se aqui verificar a sequência correta de definição da restrição tripla: TEMPO, <text:s/>QUALIDADE E CUS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6T18:52:12</meta:creation-date>
    <dc:date>2011-01-16T18:58:54</dc:date>
    <meta:editing-cycles>2</meta:editing-cycles>
    <meta:editing-duration>PT6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2" meta:character-count="319"/>
  </office:meta>
</office:document-meta>
</file>